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902193"/>
    </style:style>
    <style:style style:name="P4" style:family="paragraph" style:parent-style-name="Standard">
      <style:paragraph-properties fo:text-align="justify" style:justify-single-word="false"/>
      <style:text-properties officeooo:paragraph-rsid="00964382"/>
    </style:style>
    <style:style style:name="P5" style:family="paragraph" style:parent-style-name="Standard">
      <style:paragraph-properties fo:text-align="justify" style:justify-single-word="false"/>
      <style:text-properties officeooo:paragraph-rsid="001f9fde"/>
    </style:style>
    <style:style style:name="P6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1f9fde"/>
    </style:style>
    <style:style style:name="P10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12" style:family="paragraph" style:parent-style-name="Heading_20_3">
      <style:paragraph-properties fo:text-align="center" style:justify-single-word="false"/>
      <style:text-properties officeooo:paragraph-rsid="001eca46"/>
    </style:style>
    <style:style style:name="P13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fo:font-weight="normal" officeooo:rsid="00a6b6c7" style:font-style-asian="italic" style:font-weight-asian="normal" style:font-style-complex="italic" style:font-weight-complex="normal"/>
    </style:style>
    <style:style style:name="T5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6" style:family="text">
      <style:text-properties style:font-name="Liberation Serif" fo:language="it" fo:country="IT" fo:font-style="italic" officeooo:rsid="00bd0508" style:font-style-asian="italic" style:font-style-complex="italic"/>
    </style:style>
    <style:style style:name="T7" style:family="text">
      <style:text-properties style:font-name="Liberation Serif" fo:language="it" fo:country="IT" fo:font-style="italic" officeooo:rsid="00bef475" style:font-style-asian="italic" style:font-style-complex="italic"/>
    </style:style>
    <style:style style:name="T8" style:family="text">
      <style:text-properties style:font-name="Liberation Serif" fo:language="it" fo:country="IT" officeooo:rsid="002229b8"/>
    </style:style>
    <style:style style:name="T9" style:family="text">
      <style:text-properties style:font-name="Liberation Serif" fo:language="it" fo:country="IT" officeooo:rsid="0025a92d"/>
    </style:style>
    <style:style style:name="T10" style:family="text">
      <style:text-properties style:font-name="Liberation Serif" fo:language="it" fo:country="IT" officeooo:rsid="0026f5fa"/>
    </style:style>
    <style:style style:name="T11" style:family="text">
      <style:text-properties style:font-name="Liberation Serif" fo:language="it" fo:country="IT" officeooo:rsid="00211e39"/>
    </style:style>
    <style:style style:name="T12" style:family="text">
      <style:text-properties style:font-name="Liberation Serif" fo:language="it" fo:country="IT" officeooo:rsid="003b9871"/>
    </style:style>
    <style:style style:name="T13" style:family="text">
      <style:text-properties style:font-name="Liberation Serif" fo:language="it" fo:country="IT" officeooo:rsid="003eadf2"/>
    </style:style>
    <style:style style:name="T14" style:family="text">
      <style:text-properties style:font-name="Liberation Serif" fo:language="it" fo:country="IT" officeooo:rsid="003fa041"/>
    </style:style>
    <style:style style:name="T15" style:family="text">
      <style:text-properties style:font-name="Liberation Serif" fo:language="it" fo:country="IT" officeooo:rsid="004118af"/>
    </style:style>
    <style:style style:name="T16" style:family="text">
      <style:text-properties style:font-name="Liberation Serif" fo:language="it" fo:country="IT" officeooo:rsid="00429551"/>
    </style:style>
    <style:style style:name="T17" style:family="text">
      <style:text-properties style:font-name="Liberation Serif" fo:language="it" fo:country="IT" officeooo:rsid="00433fa8"/>
    </style:style>
    <style:style style:name="T18" style:family="text">
      <style:text-properties style:font-name="Liberation Serif" fo:language="it" fo:country="IT" officeooo:rsid="00450bcb"/>
    </style:style>
    <style:style style:name="T19" style:family="text">
      <style:text-properties style:font-name="Liberation Serif" fo:language="it" fo:country="IT" officeooo:rsid="004718be"/>
    </style:style>
    <style:style style:name="T20" style:family="text">
      <style:text-properties style:font-name="Liberation Serif" fo:language="it" fo:country="IT" officeooo:rsid="004d513e"/>
    </style:style>
    <style:style style:name="T21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2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23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24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25" style:family="text">
      <style:text-properties style:font-name="Liberation Serif" fo:language="it" fo:country="IT" fo:font-weight="normal" officeooo:rsid="00a4506e" style:font-weight-asian="normal" style:font-weight-complex="normal"/>
    </style:style>
    <style:style style:name="T26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27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28" style:family="text">
      <style:text-properties style:font-name="Liberation Serif" fo:language="it" fo:country="IT" fo:font-style="normal" fo:font-weight="normal" officeooo:rsid="00a6b6c7" style:font-style-asian="normal" style:font-weight-asian="normal" style:font-style-complex="normal" style:font-weight-complex="normal"/>
    </style:style>
    <style:style style:name="T29" style:family="text">
      <style:text-properties style:font-name="Liberation Serif" fo:language="it" fo:country="IT" fo:font-style="normal" officeooo:rsid="00bd0508" style:font-style-asian="normal" style:font-style-complex="normal"/>
    </style:style>
    <style:style style:name="T30" style:family="text">
      <style:text-properties style:font-name="Liberation Serif" fo:language="it" fo:country="IT" fo:font-style="normal" officeooo:rsid="00bef475" style:font-style-asian="normal" style:font-style-complex="normal"/>
    </style:style>
    <style:style style:name="T31" style:family="text">
      <style:text-properties style:font-name="Liberation Serif" fo:language="it" fo:country="IT" officeooo:rsid="001eca46"/>
    </style:style>
    <style:style style:name="T32" style:family="text">
      <style:text-properties style:font-name="Liberation Serif" fo:language="it" fo:country="IT" officeooo:rsid="005d4812"/>
    </style:style>
    <style:style style:name="T33" style:family="text">
      <style:text-properties style:font-name="Liberation Serif" fo:language="it" fo:country="IT" officeooo:rsid="005ead66"/>
    </style:style>
    <style:style style:name="T34" style:family="text">
      <style:text-properties style:font-name="Liberation Serif" fo:language="it" fo:country="IT" officeooo:rsid="0061ff29"/>
    </style:style>
    <style:style style:name="T35" style:family="text">
      <style:text-properties style:font-name="Liberation Serif" fo:language="it" fo:country="IT" officeooo:rsid="0063f5da"/>
    </style:style>
    <style:style style:name="T36" style:family="text">
      <style:text-properties style:font-name="Liberation Serif" fo:language="it" fo:country="IT" officeooo:rsid="0064a02b"/>
    </style:style>
    <style:style style:name="T37" style:family="text">
      <style:text-properties style:font-name="Liberation Serif" fo:language="it" fo:country="IT" officeooo:rsid="0066089a"/>
    </style:style>
    <style:style style:name="T38" style:family="text">
      <style:text-properties style:font-name="Liberation Serif" fo:language="it" fo:country="IT" officeooo:rsid="006a3dd6"/>
    </style:style>
    <style:style style:name="T39" style:family="text">
      <style:text-properties style:font-name="Liberation Serif" fo:language="it" fo:country="IT" officeooo:rsid="0096ee0c"/>
    </style:style>
    <style:style style:name="T40" style:family="text">
      <style:text-properties style:font-name="Liberation Serif" fo:language="it" fo:country="IT" officeooo:rsid="00973213"/>
    </style:style>
    <style:style style:name="T41" style:family="text">
      <style:text-properties style:font-name="Liberation Serif" fo:language="it" fo:country="IT" officeooo:rsid="0097a560"/>
    </style:style>
    <style:style style:name="T42" style:family="text">
      <style:text-properties style:font-name="Liberation Serif" fo:language="it" fo:country="IT" officeooo:rsid="00986dac"/>
    </style:style>
    <style:style style:name="T43" style:family="text">
      <style:text-properties style:font-name="Liberation Serif" fo:language="it" fo:country="IT" officeooo:rsid="00988190"/>
    </style:style>
    <style:style style:name="T44" style:family="text">
      <style:text-properties style:font-name="Liberation Serif" fo:language="it" fo:country="IT" officeooo:rsid="0099d80b"/>
    </style:style>
    <style:style style:name="T45" style:family="text">
      <style:text-properties style:font-name="Liberation Serif" fo:language="it" fo:country="IT" officeooo:rsid="009a7719"/>
    </style:style>
    <style:style style:name="T46" style:family="text">
      <style:text-properties style:font-name="Liberation Serif" fo:language="it" fo:country="IT" officeooo:rsid="00b81d7e"/>
    </style:style>
    <style:style style:name="T47" style:family="text">
      <style:text-properties style:font-name="Liberation Serif" fo:language="it" fo:country="IT" officeooo:rsid="00b8f0cc"/>
    </style:style>
    <style:style style:name="T48" style:family="text">
      <style:text-properties style:font-name="Liberation Serif" fo:language="it" fo:country="IT" officeooo:rsid="00b94208"/>
    </style:style>
    <style:style style:name="T49" style:family="text">
      <style:text-properties style:font-name="Liberation Serif" fo:language="it" fo:country="IT" officeooo:rsid="00b97faa"/>
    </style:style>
    <style:style style:name="T50" style:family="text">
      <style:text-properties style:font-name="Liberation Serif" fo:language="it" fo:country="IT" officeooo:rsid="00bd0508"/>
    </style:style>
    <style:style style:name="T51" style:family="text">
      <style:text-properties style:font-name="Liberation Serif" fo:language="it" fo:country="IT" officeooo:rsid="00bef475"/>
    </style:style>
    <style:style style:name="T52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officeooo:rsid="00211e39"/>
    </style:style>
    <style:style style:name="T54" style:family="text">
      <style:text-properties fo:color="#569cd6" officeooo:rsid="001f9fde" fo:background-color="#1e1e1e" loext:char-shading-value="0"/>
    </style:style>
    <style:style style:name="T55" style:family="text">
      <style:text-properties fo:color="#d4d4d4" officeooo:rsid="001f9fde" fo:background-color="#1e1e1e" loext:char-shading-value="0"/>
    </style:style>
    <style:style style:name="T56" style:family="text">
      <style:text-properties fo:color="#dcdcaa" officeooo:rsid="001f9fde" fo:background-color="#1e1e1e" loext:char-shading-value="0"/>
    </style:style>
    <style:style style:name="T57" style:family="text">
      <style:text-properties fo:color="#4ec9b0" officeooo:rsid="001f9fde" fo:background-color="#1e1e1e" loext:char-shading-value="0"/>
    </style:style>
    <style:style style:name="T58" style:family="text">
      <style:text-properties fo:language="it" fo:country="IT"/>
    </style:style>
    <style:style style:name="T59" style:family="text">
      <style:text-properties fo:language="it" fo:country="IT" officeooo:rsid="00388245"/>
    </style:style>
    <style:style style:name="T60" style:family="text">
      <style:text-properties fo:language="it" fo:country="IT" officeooo:rsid="001942d3"/>
    </style:style>
    <style:style style:name="T61" style:family="text">
      <style:text-properties fo:language="it" fo:country="IT" officeooo:rsid="00586f2f"/>
    </style:style>
    <style:style style:name="T62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64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65" style:family="text">
      <style:text-properties fo:language="it" fo:country="IT" fo:font-weight="bold" style:font-weight-asian="bold" style:font-weight-complex="bold"/>
    </style:style>
    <style:style style:name="T66" style:family="text">
      <style:text-properties fo:language="it" fo:country="IT" fo:font-weight="normal" style:font-weight-asian="normal" style:font-weight-complex="normal"/>
    </style:style>
    <style:style style:name="T67" style:family="text">
      <style:text-properties fo:language="it" fo:country="IT" fo:font-weight="normal" officeooo:rsid="00159ae8" style:font-weight-asian="normal" style:font-weight-complex="normal"/>
    </style:style>
    <style:style style:name="T68" style:family="text">
      <style:text-properties fo:language="it" fo:country="IT" fo:font-weight="normal" officeooo:rsid="005899ce" style:font-weight-asian="normal" style:font-weight-complex="normal"/>
    </style:style>
    <style:style style:name="T69" style:family="text">
      <style:text-properties fo:language="it" fo:country="IT" fo:font-weight="normal" officeooo:rsid="002edb0c" style:font-weight-asian="normal" style:font-weight-complex="normal"/>
    </style:style>
    <style:style style:name="T70" style:family="text">
      <style:text-properties fo:language="it" fo:country="IT" fo:font-weight="normal" officeooo:rsid="003ab339" style:font-weight-asian="normal" style:font-weight-complex="normal"/>
    </style:style>
    <style:style style:name="T71" style:family="text">
      <style:text-properties fo:language="it" fo:country="IT" fo:font-weight="normal" officeooo:rsid="005a14f8" style:font-weight-asian="normal" style:font-weight-complex="normal"/>
    </style:style>
    <style:style style:name="T72" style:family="text">
      <style:text-properties fo:language="it" fo:country="IT" fo:font-weight="normal" officeooo:rsid="002f2e4c" style:font-weight-asian="normal" style:font-weight-complex="normal"/>
    </style:style>
    <style:style style:name="T73" style:family="text">
      <style:text-properties fo:language="it" fo:country="IT" fo:font-weight="normal" officeooo:rsid="003c3e02" style:font-weight-asian="normal" style:font-weight-complex="normal"/>
    </style:style>
    <style:style style:name="T74" style:family="text">
      <style:text-properties fo:language="it" fo:country="IT" fo:font-weight="normal" officeooo:rsid="003124de" style:font-weight-asian="normal" style:font-weight-complex="normal"/>
    </style:style>
    <style:style style:name="T75" style:family="text">
      <style:text-properties fo:language="it" fo:country="IT" fo:font-weight="normal" officeooo:rsid="00322d91" style:font-weight-asian="normal" style:font-weight-complex="normal"/>
    </style:style>
    <style:style style:name="T76" style:family="text">
      <style:text-properties fo:language="it" fo:country="IT" fo:font-weight="normal" officeooo:rsid="0078c2fc" style:font-weight-asian="normal" style:font-weight-complex="normal"/>
    </style:style>
    <style:style style:name="T77" style:family="text">
      <style:text-properties fo:language="it" fo:country="IT" fo:font-weight="normal" officeooo:rsid="007e67d8" style:font-weight-asian="normal" style:font-weight-complex="normal"/>
    </style:style>
    <style:style style:name="T78" style:family="text">
      <style:text-properties fo:language="it" fo:country="IT" fo:font-weight="normal" officeooo:rsid="008066fb" style:font-weight-asian="normal" style:font-weight-complex="normal"/>
    </style:style>
    <style:style style:name="T79" style:family="text">
      <style:text-properties fo:language="it" fo:country="IT" fo:font-weight="normal" officeooo:rsid="00824b11" style:font-weight-asian="normal" style:font-weight-complex="normal"/>
    </style:style>
    <style:style style:name="T80" style:family="text">
      <style:text-properties fo:language="it" fo:country="IT" fo:font-weight="normal" officeooo:rsid="00825261" style:font-weight-asian="normal" style:font-weight-complex="normal"/>
    </style:style>
    <style:style style:name="T81" style:family="text">
      <style:text-properties fo:language="it" fo:country="IT" fo:font-weight="normal" officeooo:rsid="0092ea15" style:font-weight-asian="normal" style:font-weight-complex="normal"/>
    </style:style>
    <style:style style:name="T82" style:family="text">
      <style:text-properties fo:language="it" fo:country="IT" fo:font-weight="normal" officeooo:rsid="0094617f" style:font-weight-asian="normal" style:font-weight-complex="normal"/>
    </style:style>
    <style:style style:name="T83" style:family="text">
      <style:text-properties fo:language="it" fo:country="IT" fo:font-weight="normal" officeooo:rsid="00a17dd6" style:font-weight-asian="normal" style:font-weight-complex="normal"/>
    </style:style>
    <style:style style:name="T84" style:family="text">
      <style:text-properties fo:language="it" fo:country="IT" fo:font-weight="normal" officeooo:rsid="00b13396" style:font-weight-asian="normal" style:font-weight-complex="normal"/>
    </style:style>
    <style:style style:name="T85" style:family="text">
      <style:text-properties fo:language="it" fo:country="IT" fo:font-weight="normal" officeooo:rsid="00b16695" style:font-weight-asian="normal" style:font-weight-complex="normal"/>
    </style:style>
    <style:style style:name="T86" style:family="text">
      <style:text-properties fo:language="it" fo:country="IT" fo:font-weight="normal" officeooo:rsid="00b3a598" style:font-weight-asian="normal" style:font-weight-complex="normal"/>
    </style:style>
    <style:style style:name="T87" style:family="text">
      <style:text-properties fo:language="it" fo:country="IT" fo:font-weight="normal" officeooo:rsid="00b3b4d5" style:font-weight-asian="normal" style:font-weight-complex="normal"/>
    </style:style>
    <style:style style:name="T88" style:family="text">
      <style:text-properties fo:language="it" fo:country="IT" officeooo:rsid="0033480d"/>
    </style:style>
    <style:style style:name="T89" style:family="text">
      <style:text-properties fo:language="it" fo:country="IT" officeooo:rsid="0056e492"/>
    </style:style>
    <style:style style:name="T90" style:family="text">
      <style:text-properties fo:language="it" fo:country="IT" officeooo:rsid="0017b8f6"/>
    </style:style>
    <style:style style:name="T91" style:family="text">
      <style:text-properties fo:language="it" fo:country="IT" officeooo:rsid="00709e98"/>
    </style:style>
    <style:style style:name="T92" style:family="text">
      <style:text-properties fo:language="it" fo:country="IT" officeooo:rsid="0074a0cd"/>
    </style:style>
    <style:style style:name="T93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94" style:family="text">
      <style:text-properties fo:language="it" fo:country="IT" fo:font-style="normal" fo:font-weight="normal" officeooo:rsid="0095971d" style:font-style-asian="normal" style:font-weight-asian="normal" style:font-style-complex="normal" style:font-weight-complex="normal"/>
    </style:style>
    <style:style style:name="T95" style:family="text">
      <style:text-properties fo:language="it" fo:country="IT" fo:font-style="normal" fo:font-weight="normal" officeooo:rsid="006da9a7" style:font-style-asian="normal" style:font-weight-asian="normal" style:font-style-complex="normal" style:font-weight-complex="normal"/>
    </style:style>
    <style:style style:name="T96" style:family="text">
      <style:text-properties fo:language="it" fo:country="IT" fo:font-style="normal" fo:font-weight="normal" officeooo:rsid="007d25a2" style:font-style-asian="normal" style:font-weight-asian="normal" style:font-style-complex="normal" style:font-weight-complex="normal"/>
    </style:style>
    <style:style style:name="T97" style:family="text">
      <style:text-properties fo:language="it" fo:country="IT" fo:font-style="normal" fo:font-weight="normal" officeooo:rsid="008cfd40" style:font-style-asian="normal" style:font-weight-asian="normal" style:font-style-complex="normal" style:font-weight-complex="normal"/>
    </style:style>
    <style:style style:name="T98" style:family="text">
      <style:text-properties fo:language="it" fo:country="IT" fo:font-style="normal" fo:font-weight="normal" officeooo:rsid="009e270d" style:font-style-asian="normal" style:font-weight-asian="normal" style:font-style-complex="normal" style:font-weight-complex="normal"/>
    </style:style>
    <style:style style:name="T99" style:family="text">
      <style:text-properties fo:language="it" fo:country="IT" fo:font-style="normal" fo:font-weight="normal" officeooo:rsid="00a00a77" style:font-style-asian="normal" style:font-weight-asian="normal" style:font-style-complex="normal" style:font-weight-complex="normal"/>
    </style:style>
    <style:style style:name="T100" style:family="text">
      <style:text-properties fo:language="it" fo:country="IT" officeooo:rsid="008b385e"/>
    </style:style>
    <style:style style:name="T101" style:family="text">
      <style:text-properties fo:language="it" fo:country="IT" officeooo:rsid="00902193"/>
    </style:style>
    <style:style style:name="T102" style:family="text">
      <style:text-properties fo:language="it" fo:country="IT" officeooo:rsid="00903294"/>
    </style:style>
    <style:style style:name="T103" style:family="text">
      <style:text-properties fo:language="it" fo:country="IT" officeooo:rsid="0090c1e6"/>
    </style:style>
    <style:style style:name="T104" style:family="text">
      <style:text-properties fo:language="it" fo:country="IT" officeooo:rsid="0092ea15"/>
    </style:style>
    <style:style style:name="T105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6" style:family="text">
      <style:text-properties officeooo:rsid="00b94208"/>
    </style:style>
    <style:style style:name="T107" style:family="text">
      <style:text-properties officeooo:rsid="00bef4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6">Nicola Vetrini, matricola 600199</text:p>
      <text:p text:style-name="P7"/>
      <text:p text:style-name="P3"><text:span text:style-name="T58">Il progetto consiste in un’estensione del linguaggio funzionale didattico </text:span><text:span text:style-name="T88">presentato durante il corso </text:span><text:span text:style-name="T101">con il tipo di dato </text:span><text:span text:style-name="T103">Set</text:span><text:span text:style-name="T101"> </text:span><text:span text:style-name="T89">(</text:span><text:span text:style-name="T103">insieme </text:span><text:span text:style-name="T101">omogeneo</text:span><text:span text:style-name="T89">, con annotazione di tipo) </text:span><text:span text:style-name="T102">e le relative operazioni</text:span><text:span text:style-name="T88">, </text:span><text:span text:style-name="T91">la definizione delle regole della semantica operazionale </text:span><text:span text:style-name="T104">per la sua interpretazione</text:span><text:span text:style-name="T101"> e conseguentemente</text:span><text:span text:style-name="T91"> l’estensione dell’interprete e del typechecker dinamico.</text:span><text:span text:style-name="T58"> </text:span><text:span text:style-name="T74">Ho implementato </text:span><text:span text:style-name="T81">anche </text:span><text:span text:style-name="T74">l’operazione </text:span><text:span text:style-name="T72">Siz</text:span><text:span text:style-name="T74">e </text:span><text:span text:style-name="T70">su Set</text:span><text:span text:style-name="T74">, che </text:span><text:span text:style-name="T72">ritorna la cardinalità del Set </text:span><text:span text:style-name="T75">fornito come argomento</text:span><text:span text:style-name="T72">, </text:span><text:span text:style-name="T81">il tipo di dato</text:span><text:span text:style-name="T58"> </text:span><text:span text:style-name="T104">stringa </text:span><text:span text:style-name="T100">e</text:span><text:span text:style-name="T92"> l’operazione di concatenazione</text:span><text:span text:style-name="T58">, per avere una maggiore varietà di tipi primitivi </text:span><text:span text:style-name="T90">nel</text:span><text:span text:style-name="T58"> linguaggio. </text:span></text:p>
      <text:h text:style-name="P10" text:outline-level="3">Espressioni e loro semantica</text:h>
      <text:p text:style-name="P4"><text:span text:style-name="T73">L</text:span><text:span text:style-name="T77">a definizione delle espressioni</text:span><text:span text:style-name="T73">, </text:span><text:span text:style-name="T78">de</text:span><text:span text:style-name="T73">i tipi esprimibili e la definizione dell’ambiente sono nel file </text:span><text:span text:style-name="T63">linguaggio.ml. </text:span><text:span text:style-name="T58">Le regole </text:span><text:span text:style-name="T59">della semantica operazionale</text:span><text:span text:style-name="T58"> per la valutazione </text:span><text:span text:style-name="T60">de</text:span><text:span text:style-name="T61">gli insiemi e le operazioni su di essi</text:span><text:span text:style-name="T58">, che hanno guidato l’estensione dell’interprete </text:span><text:span text:style-name="T60">del linguaggio</text:span><text:span text:style-name="T58">, sono contenute nel file </text:span><text:span text:style-name="T62">semantica.pdf</text:span><text:span text:style-name="T65"> </text:span><text:span text:style-name="T67">e </text:span><text:span text:style-name="T68">co</text:span><text:span text:style-name="T76">mprendono le regole per </text:span><text:span text:style-name="T67">la valutazione dei costruttori di Set (EmptySet, Singleton e Set </text:span><text:span text:style-name="T69">con lista di elementi</text:span><text:span text:style-name="T67">) al tipo esprimibile SetVal, anch’esso aggiunto ai tipi esprimibili già presenti nel linguaggio</text:span><text:span text:style-name="T66">. </text:span><text:span text:style-name="T79">In realtà </text:span><text:span text:style-name="T82">i tipi di Set accettati dall’interprete sono limitati a</text:span><text:span text:style-name="T80"> </text:span><text:span text:style-name="T64">int</text:span><text:span text:style-name="T80">, </text:span><text:span text:style-name="T64">bool</text:span><text:span text:style-name="T80"> e </text:span><text:span text:style-name="T64">string </text:span><text:span text:style-name="T93"><text:s/>in quanto sono i soli tipi per i quali si </text:span><text:span text:style-name="T98">possa</text:span><text:span text:style-name="T93"> </text:span><text:span text:style-name="T99">definire </text:span><text:span text:style-name="T93">agevolmente una nozione di ordinamento totale, per cui </text:span><text:span text:style-name="T94">ha senso valutare SetMin e SetMax su di essi</text:span><text:span text:style-name="T93">. </text:span><text:span text:style-name="T95">Ho aggiunto anche i denotabili UnboundInt, UnboundBool e UnboundString </text:span><text:span text:style-name="T96">ad evT </text:span><text:span text:style-name="T95">per restituire un valore specifico per il tipo nel caso in cui si </text:span><text:span text:style-name="T97">valutino set vuoti in SetMin e SetMax.</text:span></text:p>
      <text:p text:style-name="P4"><text:span text:style-name="T83">Infine ho esteso exp con</text:span><text:span text:style-name="T71"> i </text:span><text:span text:style-name="T84">costruttori Estring e Concat per introdurre le stringhe e </text:span><text:span text:style-name="T86">l’operazione di </text:span><text:span text:style-name="T84">concatenazione, </text:span><text:span text:style-name="T87">pertanto </text:span><text:span text:style-name="T84">anche il tipo esprimibile String </text:span><text:span text:style-name="T85">ad evT.</text:span></text:p>
      <text:h text:style-name="P11" text:outline-level="3">Interprete e typechecker</text:h>
      <text:p text:style-name="P2"><text:span text:style-name="T2">L’interprete del linguaggio </text:span><text:span text:style-name="T11">è contenuto nel file </text:span><text:span text:style-name="T5">interprete.ml</text:span><text:span text:style-name="T11">, che contiene anche </text:span><text:span text:style-name="T8">la funzione che implementa il typechecking dinamico. Entrambe </text:span><text:span text:style-name="T46">le funzioni</text:span><text:span text:style-name="T8"> </text:span><text:span text:style-name="T32">estendono le funzionalità di quelle da lei fornite</text:span><text:span text:style-name="T8">, anche se nel caso del typechecker ho invertito </text:span><text:span text:style-name="T33">il parametro</text:span><text:span text:style-name="T8"> sul quale fare pattern matching per evitare di dover scrivere una funzione </text:span><text:span text:style-name="T12">separata</text:span><text:span text:style-name="T8"> per il typechecking dei Set</text:span><text:span text:style-name="T39">. </text:span><text:span text:style-name="T47">Tale funzione controlla anche che il SetVal che riceve in input sia di uno dei tipi supportati ed ogni suo elemento sia di tale tipo.</text:span></text:p>
      <text:p text:style-name="P2"><text:span text:style-name="T2">Per l’interprete ho seguito invece la struttura </text:span><text:span text:style-name="T14">usata n</text:span><text:span text:style-name="T13">ell’implementazione del</text:span><text:span text:style-name="T2">le operazioni </text:span><text:span text:style-name="T15">già fornite: </text:span><text:span text:style-name="T2">ho </text:span><text:span text:style-name="T16">definito </text:span><text:span text:style-name="T2">delle funzioni esterne ad eval</text:span><text:span text:style-name="T48"> le quali</text:span><text:span text:style-name="T42"> eseguono internamente il typechecking oltre </text:span><text:span text:style-name="T43">alla valutazione </text:span><text:span text:style-name="T49">del risultato</text:span><text:span text:style-name="T17">. </text:span><text:span text:style-name="T35">N</text:span><text:span text:style-name="T18">el caso in cui siano riscontrati errori viene lanciata un’eccezione, oppure viene stampato un warning su standard output</text:span><text:span text:style-name="T17">.</text:span></text:p>
      <text:p text:style-name="P2"><text:span text:style-name="T20">Infine</text:span><text:span text:style-name="T2"> ho inserito due funzioni utili per il testing: string_of_evT e print_exp con le seguenti signature:</text:span></text:p>
      <text:list xml:id="list1251466852" text:style-name="List_20_1">
        <text:list-item>
          <text:p text:style-name="P13"><text:span text:style-name="T54"><text:s/>let</text:span><text:span text:style-name="T55"> </text:span><text:span text:style-name="T54">rec </text:span><text:span text:style-name="T56">string_of_evT</text:span><text:span text:style-name="T55"> (obj </text:span><text:span text:style-name="T54">: </text:span><text:span text:style-name="T55">evT) </text:span><text:span text:style-name="T54">:</text:span><text:span text:style-name="T55"> </text:span><text:span text:style-name="T57">string </text:span></text:p>
        </text:list-item>
        <text:list-item>
          <text:p text:style-name="P13"><text:span text:style-name="T54"><text:s/>let</text:span><text:span text:style-name="T55"> </text:span><text:span text:style-name="T56">print_exp</text:span><text:span text:style-name="T55"> (e </text:span><text:span text:style-name="T54">:</text:span><text:span text:style-name="T55"> exp) (r </text:span><text:span text:style-name="T54">:</text:span><text:span text:style-name="T55"> evT env) </text:span><text:span text:style-name="T54">:</text:span><text:span text:style-name="T55"> </text:span><text:span text:style-name="T57">unit</text:span><text:span text:style-name="T55"> </text:span></text:p>
        </text:list-item>
      </text:list>
      <text:p text:style-name="P2"><text:span text:style-name="T8">string_of_evT, analogamente alle funzioni disponibili in OcaML </text:span><text:span text:style-name="T38">(</text:span><text:span text:style-name="T9">string_of_*</text:span><text:span text:style-name="T38">)</text:span><text:span text:style-name="T8">, restituisce la stringa corrispondente ad alcuni denotabili (in particolare ho escluso le funzioni, in quanto non è semplice stampare una chiusura). print_exp </text:span><text:span text:style-name="T50">valuta l’espressione </text:span><text:span text:style-name="T6">e </text:span><text:span text:style-name="T30">nell’ambiente</text:span><text:span text:style-name="T7"> r </text:span><text:span text:style-name="T29">ed </text:span><text:span text:style-name="T44">utilizza </text:span><text:span text:style-name="T8">la funzione </text:span><text:span text:style-name="T44">sopracitata</text:span><text:span text:style-name="T8"> </text:span><text:span text:style-name="T44">per stampare </text:span><text:span text:style-name="T8">su standard output </text:span><text:span text:style-name="T51">il risultato (o eventuali eccezioni)</text:span><text:span text:style-name="T10">.</text:span></text:p>
      <text:h text:style-name="P12" text:outline-level="3"><text:span text:style-name="T31">Test</text:span><text:span text:style-name="T52">ing</text:span></text:h>
      <text:p text:style-name="P5"><text:span text:style-name="T21">I </text:span><text:span text:style-name="T22">test</text:span><text:span text:style-name="T21">case</text:span><text:span text:style-name="T22"> sono nel file </text:span><text:span text:style-name="T3">tests.ml</text:span><text:span text:style-name="T26">. </text:span><text:span text:style-name="T27">A</text:span><text:span text:style-name="T23">ssumendo che Oc</text:span><text:span text:style-name="T25">aml</text:span><text:span text:style-name="T23"> </text:span><text:span text:style-name="T24">e il programma make</text:span><text:span text:style-name="T23"> sia</text:span><text:span text:style-name="T24">no </text:span><text:span text:style-name="T23">installat</text:span><text:span text:style-name="T24">i</text:span><text:span text:style-name="T23">, p</text:span><text:span text:style-name="T22">er</text:span><text:span text:style-name="T25"> compilare e </text:span><text:span text:style-name="T22"><text:s/></text:span><text:span text:style-name="T25">t</text:span><text:span text:style-name="T22">estare il codice è sufficiente digitare il seguente comando in una shell</text:span></text:p>
      <text:p text:style-name="P9"><text:span text:style-name="Teletype"><text:span text:style-name="T105">make</text:span></text:span></text:p>
      <text:p text:style-name="P5"><text:span text:style-name="T22">che eseguirà i comandi contenuti in </text:span><text:span text:style-name="T3">Makefile</text:span><text:span text:style-name="T26"> </text:span><text:span text:style-name="T28">producendo</text:span><text:span text:style-name="T4"> </text:span><text:span text:style-name="T28">il file </text:span><text:span text:style-name="T4">test, </text:span><text:span text:style-name="T28">contenente bytecode, e lo esegue</text:span><text:span text:style-name="T3">. </text:span><text:span text:style-name="T4">A</text:span><text:span text:style-name="T22">ltrimenti è equivalente la sequenza di comandi</text:span></text:p>
      <text:p text:style-name="P8">ocamlc <text:span text:style-name="T53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1-01-01T12:06:12.581466503</dc:date>
    <meta:editing-duration>PT5H33M4S</meta:editing-duration>
    <meta:editing-cycles>153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56" meta:character-count="3693" meta:non-whitespace-character-count="3150"/>
  </office:meta>
</office:document-meta>
</file>